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Uczniowie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gzaminy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eć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jleps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gazaminy" table:base-cell-address="$Klasy.$A$1" table:cell-range-address="$Klasy.$A$1"/>
        <table:named-expression table:name="Klasa" table:base-cell-address="$Alfabetycznie.$A$1" table:expression="#REF!"/>
        <table:named-expression table:name="Klasy" table:base-cell-address="$Alfabetycznie.$A$1" table:expression="#REF!"/>
      </table:named-expressions>
      <table:database-ranges>
        <table:database-range table:name="__Anonymous_Sheet_DB__0" table:target-range-address="Uczniowie.A1:Uczniowie.I16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Alfabetycznie.A1:Alfabetycznie.I16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Klasy.A1:Klasy.I166" table:display-filter-buttons="true">
          <table:sort>
            <table:sort-by table:field-number="7" table:data-type="automatic"/>
          </table:sort>
        </table:database-range>
        <table:database-range table:name="__Anonymous_Sheet_DB__3" table:target-range-address="Egzaminy.A1:Egzaminy.I166">
          <table:sort table:target-range-address="Egzaminy.A1">
            <table:sort-by table:field-number="7" table:data-type="automatic"/>
            <table:sort-by table:field-number="4" table:order="descending" table:data-type="automatic"/>
          </table:sort>
        </table:database-range>
        <table:database-range table:name="__Anonymous_Sheet_DB__4" table:target-range-address="Płeć.A1:Płeć.I166" table:display-filter-buttons="true">
          <table:filter>
            <table:filter-and>
              <table:filter-condition table:field-number="2" table:value="K" table:operator="="/>
              <table:filter-condition table:field-number="7" table:value="1B" table:operator="=">
                <table:filter-set-item table:value="1B"/>
                <table:filter-set-item table:value="1C"/>
              </table:filter-condition>
            </table:filter-and>
          </table:filter>
          <table:sort>
            <table:sort-by table:field-number="7" table:data-type="automatic"/>
          </table:sort>
        </table:database-range>
        <table:database-range table:name="__Anonymous_Sheet_DB__5" table:target-range-address="Najlepsi.A1:Najlepsi.I16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.00.0000</text:date>, <text:time style:data-style-name="N2" text:time-value="09:21:25.96582448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15T09:40:11.074688271</dc:date>
    <meta:generator>LibreOffice/5.4.2.2$Linux_X86_64 LibreOffice_project/40m0$Build-2</meta:generator>
    <meta:editing-duration>PT7M56S</meta:editing-duration>
    <meta:editing-cycles>5</meta:editing-cycles>
    <meta:document-statistic meta:table-count="6" meta:cell-count="89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